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729in" table:align="left"/>
    </style:style>
    <style:style style:name="Table1.A" style:family="table-column">
      <style:table-column-properties style:column-width="0.3556in"/>
    </style:style>
    <style:style style:name="Table1.B" style:family="table-column">
      <style:table-column-properties style:column-width="2.5174in"/>
    </style:style>
    <style:style style:name="Table1.C" style:family="table-column">
      <style:table-column-properties style:column-width="1.2542in"/>
    </style:style>
    <style:style style:name="Table1.D" style:family="table-column">
      <style:table-column-properties style:column-width="0.8729in"/>
    </style:style>
    <style:style style:name="Table1.E" style:family="table-column">
      <style:table-column-properties style:column-width="0.5in"/>
    </style:style>
    <style:style style:name="Table1.F" style:family="table-column">
      <style:table-column-properties style:column-width="0.3729in"/>
    </style:style>
    <style:style style:name="Table1.G" style:family="table-column">
      <style:table-column-properties style:column-width="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rsid="0007bd83" officeooo:paragraph-rsid="0009193c" style:font-size-asian="14pt" style:font-size-complex="14pt"/>
    </style:style>
    <style:style style:name="P2" style:family="paragraph" style:parent-style-name="Standard">
      <style:text-properties fo:font-size="14pt" officeooo:rsid="0009193c" officeooo:paragraph-rsid="0007bd83" style:font-size-asian="14pt" style:font-size-complex="14pt"/>
    </style:style>
    <style:style style:name="P3" style:family="paragraph" style:parent-style-name="Standard">
      <style:text-properties fo:font-size="14pt" officeooo:rsid="0009604c" officeooo:paragraph-rsid="0009604c" style:font-size-asian="14pt" style:font-size-complex="14pt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officeooo:rsid="0009604c" officeooo:paragraph-rsid="0009604c" style:font-size-asian="14pt" style:font-size-complex="14pt"/>
    </style:style>
    <style:style style:name="P6" style:family="paragraph" style:parent-style-name="Table_20_Contents">
      <style:text-properties fo:font-size="14pt" officeooo:rsid="000a47f3" officeooo:paragraph-rsid="000a47f3" style:font-size-asian="14pt" style:font-size-complex="14pt"/>
    </style:style>
    <style:style style:name="P7" style:family="paragraph" style:parent-style-name="Table_20_Contents">
      <style:text-properties fo:font-size="14pt" officeooo:rsid="000fce72" officeooo:paragraph-rsid="000fce72" style:font-size-asian="14pt" style:font-size-complex="14pt"/>
    </style:style>
    <style:style style:name="P8" style:family="paragraph" style:parent-style-name="Table_20_Contents">
      <style:text-properties fo:font-size="14pt" officeooo:rsid="001110f1" officeooo:paragraph-rsid="001110f1" style:font-size-asian="14pt" style:font-size-complex="14pt"/>
    </style:style>
    <style:style style:name="P9" style:family="paragraph" style:parent-style-name="Standard">
      <style:text-properties fo:font-size="14pt" officeooo:rsid="0007bd83" officeooo:paragraph-rsid="0009193c" style:font-size-asian="14pt" style:font-size-complex="14pt"/>
    </style:style>
    <style:style style:name="P10" style:family="paragraph" style:parent-style-name="Standard">
      <style:text-properties fo:font-size="14pt" officeooo:rsid="00166205" officeooo:paragraph-rsid="00166205" style:font-size-asian="14pt" style:font-size-complex="14pt"/>
    </style:style>
    <style:style style:name="P11" style:family="paragraph" style:parent-style-name="Standard">
      <style:text-properties fo:font-size="14pt" officeooo:rsid="0016645e" officeooo:paragraph-rsid="0016645e" style:font-size-asian="14pt" style:font-size-complex="14pt"/>
    </style:style>
    <style:style style:name="P12" style:family="paragraph" style:parent-style-name="Standard">
      <style:text-properties fo:font-size="14pt" officeooo:rsid="00177b72" officeooo:paragraph-rsid="00177b72" style:font-size-asian="14pt" style:font-size-complex="14pt"/>
    </style:style>
    <style:style style:name="P13" style:family="paragraph" style:parent-style-name="Table_20_Contents">
      <style:text-properties fo:font-size="14pt" style:font-size-asian="14pt" style:font-size-complex="14pt"/>
    </style:style>
    <style:style style:name="P14" style:family="paragraph" style:parent-style-name="Table_20_Contents">
      <style:text-properties fo:font-size="14pt" officeooo:rsid="0009604c" officeooo:paragraph-rsid="0009604c" style:font-size-asian="14pt" style:font-size-complex="14pt"/>
    </style:style>
    <style:style style:name="P15" style:family="paragraph" style:parent-style-name="Table_20_Contents">
      <style:text-properties fo:font-size="14pt" officeooo:rsid="00166205" officeooo:paragraph-rsid="00166205" style:font-size-asian="14pt" style:font-size-complex="14pt"/>
    </style:style>
    <style:style style:name="P16" style:family="paragraph" style:parent-style-name="Table_20_Contents">
      <style:text-properties fo:font-size="14pt" officeooo:rsid="0016645e" officeooo:paragraph-rsid="0016645e" style:font-size-asian="14pt" style:font-size-complex="14pt"/>
    </style:style>
    <style:style style:name="P17" style:family="paragraph" style:parent-style-name="Table_20_Contents">
      <style:text-properties fo:font-size="14pt" officeooo:rsid="000fce72" officeooo:paragraph-rsid="000fce72" style:font-size-asian="14pt" style:font-size-complex="14pt"/>
    </style:style>
    <style:style style:name="P18" style:family="paragraph" style:parent-style-name="Table_20_Contents">
      <style:text-properties fo:font-size="14pt" officeooo:rsid="00177b72" officeooo:paragraph-rsid="00177b72" style:font-size-asian="14pt" style:font-size-complex="14pt"/>
    </style:style>
    <style:style style:name="T1" style:family="text">
      <style:text-properties officeooo:rsid="000fce72"/>
    </style:style>
    <style:style style:name="T2" style:family="text">
      <style:text-properties officeooo:rsid="0012e616"/>
    </style:style>
    <style:style style:name="T3" style:family="text">
      <style:text-properties style:text-position="sub 58%"/>
    </style:style>
    <style:style style:name="T4" style:family="text">
      <style:text-properties style:text-position="sub 58%" fo:font-weight="normal" style:font-weight-asian="normal" style:font-weight-complex="normal"/>
    </style:style>
    <style:style style:name="T5" style:family="text">
      <style:text-properties style:text-position="sub 58%" officeooo:rsid="0009193c"/>
    </style:style>
    <style:style style:name="T6" style:family="text">
      <style:text-properties officeooo:rsid="00166205"/>
    </style:style>
    <style:style style:name="T7" style:family="text">
      <style:text-properties style:text-position="super 58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Reaction</text:p>
          </table:table-cell>
          <table:table-cell table:style-name="Table1.A1" office:value-type="string">
            <text:p text:style-name="P5">Probability</text:p>
          </table:table-cell>
          <table:table-cell table:style-name="Table1.A1" office:value-type="string">
            <text:p text:style-name="P5"><text:span text:style-name="T6">E</text:span><text:span text:style-name="T3">th</text:span> (eV)</text:p>
          </table:table-cell>
          <table:table-cell table:style-name="Table1.A1" office:value-type="string">
            <text:p text:style-name="P5">p<text:span text:style-name="T3">0</text:span></text:p>
          </table:table-cell>
          <table:table-cell table:style-name="Table1.A1" office:value-type="string">
            <text:p text:style-name="P5"/>
          </table:table-cell>
          <table:table-cell table:style-name="Table1.G1" office:value-type="string">
            <text:p text:style-name="P8">Probability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Cl radical reaction<text:span text:style-name="T6">s</text:span>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>1. </text:p>
          </table:table-cell>
          <table:table-cell table:style-name="Table1.A2" office:value-type="string">
            <text:p text:style-name="P1">Si<text:span text:style-name="T3">(s)</text:span> + Cl → SiCl<text:span text:style-name="T3">(s)</text:span></text:p>
          </table:table-cell>
          <table:table-cell table:style-name="Table1.A2" office:value-type="string">
            <text:p text:style-name="P5">0.99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">2. </text:p>
          </table:table-cell>
          <table:table-cell table:style-name="Table1.A2" office:value-type="string">
            <text:p text:style-name="P1">SiCl<text:span text:style-name="T3">(s)</text:span> + Cl → SiCl<text:span text:style-name="T3">2(s)</text:span></text:p>
          </table:table-cell>
          <table:table-cell table:style-name="Table1.A2" office:value-type="string">
            <text:p text:style-name="P5">0.40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">3. </text:p>
          </table:table-cell>
          <table:table-cell table:style-name="Table1.A2" office:value-type="string">
            <text:p text:style-name="P1">SiCl<text:span text:style-name="T3">2(s)</text:span> + Cl → SiCl<text:span text:style-name="T3">3(s)</text:span></text:p>
          </table:table-cell>
          <table:table-cell table:style-name="Table1.A2" office:value-type="string">
            <text:p text:style-name="P5">0.30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">4. </text:p>
          </table:table-cell>
          <table:table-cell table:style-name="Table1.A2" office:value-type="string">
            <text:p text:style-name="P1">SiCl<text:span text:style-name="T3">2(s)</text:span> + Cl → SiCl<text:span text:style-name="T4">(s)</text:span> + Cl<text:span text:style-name="T3">2</text:span></text:p>
          </table:table-cell>
          <table:table-cell table:style-name="Table1.A2" office:value-type="string">
            <text:p text:style-name="P5">0.02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">5. </text:p>
          </table:table-cell>
          <table:table-cell table:style-name="Table1.A2" office:value-type="string">
            <text:p text:style-name="P1">SiCl<text:span text:style-name="T3">3(s)</text:span> + Cl → SiCl<text:span text:style-name="T3">4</text:span><text:span text:style-name="T5">(g)</text:span></text:p>
          </table:table-cell>
          <table:table-cell table:style-name="Table1.A2" office:value-type="string">
            <text:p text:style-name="P5">0.0001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">6. </text:p>
          </table:table-cell>
          <table:table-cell table:style-name="Table1.A2" office:value-type="string">
            <text:p text:style-name="P1">SiCl<text:span text:style-name="T3">3(s)</text:span> + Cl → SiCl<text:span text:style-name="T3">2(s)</text:span> +Cl<text:span text:style-name="T3">2</text:span></text:p>
          </table:table-cell>
          <table:table-cell table:style-name="Table1.A2" office:value-type="string">
            <text:p text:style-name="P5">0.08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0">7.</text:p>
          </table:table-cell>
          <table:table-cell table:style-name="Table1.A2" office:value-type="string">
            <text:p text:style-name="P10">R<text:span text:style-name="T3">(s)</text:span> + Cl → R<text:span text:style-name="T3">(s)</text:span> + Cl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><text:span text:style-name="T2">8</text:span>. </text:p>
          </table:table-cell>
          <table:table-cell table:style-name="Table1.A2" office:value-type="string">
            <text:p text:style-name="P1">M<text:span text:style-name="T3">(s)</text:span> + SiCl<text:span text:style-name="T3">x</text:span><text:span text:style-name="T5">(g)</text:span> → M<text:span text:style-name="T3">(s)</text:span> + SiCl<text:span text:style-name="T3">x(s)</text:span></text:p>
          </table:table-cell>
          <table:table-cell table:style-name="Table1.A2" office:value-type="string">
            <text:p text:style-name="P5">0.02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Cl<text:span text:style-name="T7">+</text:span> ion reaction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><text:span text:style-name="T1">9.</text:span> </text:p>
          </table:table-cell>
          <table:table-cell table:style-name="Table1.A2" office:value-type="string">
            <text:p text:style-name="P1">Si<text:span text:style-name="T3">(s)</text:span> + Cl<text:span text:style-name="T7">+</text:span> → Si<text:span text:style-name="T3">(g)</text:span> + Cl<text:span text:style-name="T7">*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25</text:p>
          </table:table-cell>
          <table:table-cell table:style-name="Table1.A2" office:value-type="string">
            <text:p text:style-name="P5">0.05</text:p>
          </table:table-cell>
          <table:table-cell table:style-name="Table1.A2" office:value-type="string">
            <text:p text:style-name="P6">P</text:p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">1<text:span text:style-name="T1">0</text:span>.</text:p>
          </table:table-cell>
          <table:table-cell table:style-name="Table1.A2" office:value-type="string">
            <text:p text:style-name="P1">SiCl<text:span text:style-name="T3">(s)</text:span> + Cl<text:span text:style-name="T7">+</text:span> → SiCl<text:span text:style-name="T3">2(g)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35</text:p>
          </table:table-cell>
          <table:table-cell table:style-name="Table1.A2" office:value-type="string">
            <text:p text:style-name="P5">0.10</text:p>
          </table:table-cell>
          <table:table-cell table:style-name="Table1.A2" office:value-type="string">
            <text:p text:style-name="P6">P</text:p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">1<text:span text:style-name="T1">1</text:span>. </text:p>
          </table:table-cell>
          <table:table-cell table:style-name="Table1.A2" office:value-type="string">
            <text:p text:style-name="P1">SiCl<text:span text:style-name="T3">(s)</text:span> + Cl<text:span text:style-name="T7">+</text:span> → SiCl<text:span text:style-name="T3">2(g)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5">0.20</text:p>
          </table:table-cell>
          <table:table-cell table:style-name="Table1.A2" office:value-type="string">
            <text:p text:style-name="P6">C</text:p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">1<text:span text:style-name="T1">2</text:span>. </text:p>
          </table:table-cell>
          <table:table-cell table:style-name="Table1.A2" office:value-type="string">
            <text:p text:style-name="P1">SiCl<text:span text:style-name="T3">2(s)</text:span> + Cl<text:span text:style-name="T7">+</text:span> → SiCl<text:span text:style-name="T3">2(g)</text:span> + Cl<text:span text:style-name="T7">*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5">0.50</text:p>
          </table:table-cell>
          <table:table-cell table:style-name="Table1.A2" office:value-type="string">
            <text:p text:style-name="P6">C</text:p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">1<text:span text:style-name="T1">3</text:span>. </text:p>
          </table:table-cell>
          <table:table-cell table:style-name="Table1.A2" office:value-type="string">
            <text:p text:style-name="P1">SiCl<text:span text:style-name="T3">3(s)</text:span> + Cl<text:span text:style-name="T7">+</text:span> → SiCl<text:span text:style-name="T3">3(g)</text:span> + Cl<text:span text:style-name="T7">*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5">0.50</text:p>
          </table:table-cell>
          <table:table-cell table:style-name="Table1.A2" office:value-type="string">
            <text:p text:style-name="P6">C</text:p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0">14.</text:p>
          </table:table-cell>
          <table:table-cell table:style-name="Table1.A2" office:value-type="string">
            <text:p text:style-name="P10">R<text:span text:style-name="T3">(s)</text:span> + Cl<text:span text:style-name="T7">+</text:span> → R<text:span text:style-name="T3">(g)</text:span> + Cl<text:span text:style-name="T7">*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5">15</text:p>
          </table:table-cell>
          <table:table-cell table:style-name="Table1.A2" office:value-type="string">
            <text:p text:style-name="P15">0.01</text:p>
          </table:table-cell>
          <table:table-cell table:style-name="Table1.A2" office:value-type="string">
            <text:p text:style-name="P15">P</text:p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Cl<text:span text:style-name="T3">2</text:span><text:span text:style-name="T7">+</text:span> ion reaction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>1<text:span text:style-name="T1">5</text:span>. </text:p>
          </table:table-cell>
          <table:table-cell table:style-name="Table1.A2" office:value-type="string">
            <text:p text:style-name="P1">Si<text:span text:style-name="T3">(s)</text:span> + Cl<text:span text:style-name="T3">2</text:span><text:span text:style-name="T7">+</text:span> → Si<text:span text:style-name="T3">(g)</text:span> +Cl<text:span text:style-name="T3">2</text:span><text:span text:style-name="T7">*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25</text:p>
          </table:table-cell>
          <table:table-cell table:style-name="Table1.A2" office:value-type="string">
            <text:p text:style-name="P5">0.02</text:p>
          </table:table-cell>
          <table:table-cell table:style-name="Table1.A2" office:value-type="string">
            <text:p text:style-name="P6">P</text:p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">1<text:span text:style-name="T1">6</text:span>. </text:p>
          </table:table-cell>
          <table:table-cell table:style-name="Table1.A2" office:value-type="string">
            <text:p text:style-name="P1">SiCl<text:span text:style-name="T3">(s)</text:span> + Cl<text:span text:style-name="T3">2</text:span><text:span text:style-name="T7">+</text:span> → SiCl<text:span text:style-name="T3">2(g)</text:span> + Cl<text:span text:style-name="T7">*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5">0.20</text:p>
          </table:table-cell>
          <table:table-cell table:style-name="Table1.A2" office:value-type="string">
            <text:p text:style-name="P6">C</text:p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">1<text:span text:style-name="T1">7</text:span>. </text:p>
          </table:table-cell>
          <table:table-cell table:style-name="Table1.A2" office:value-type="string">
            <text:p text:style-name="P1">SiCl<text:span text:style-name="T3">2(s)</text:span> + Cl<text:span text:style-name="T3">2</text:span><text:span text:style-name="T7">+</text:span> → SiCl<text:span text:style-name="T3">2(g)</text:span> + Cl<text:span text:style-name="T3">2</text:span><text:span text:style-name="T7">*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5">0.25</text:p>
          </table:table-cell>
          <table:table-cell table:style-name="Table1.A2" office:value-type="string">
            <text:p text:style-name="P6">C</text:p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"><text:span text:style-name="T1">18</text:span>. </text:p>
          </table:table-cell>
          <table:table-cell table:style-name="Table1.A2" office:value-type="string">
            <text:p text:style-name="P1">SiCl<text:span text:style-name="T3">2(s)</text:span> + Cl<text:span text:style-name="T3">2</text:span><text:span text:style-name="T7">+</text:span> → SiCl<text:span text:style-name="T3">3(g)</text:span> + Cl<text:span text:style-name="T7">*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5">0.25</text:p>
          </table:table-cell>
          <table:table-cell table:style-name="Table1.A2" office:value-type="string">
            <text:p text:style-name="P6">C</text:p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"><text:span text:style-name="T1">19</text:span>. </text:p>
          </table:table-cell>
          <table:table-cell table:style-name="Table1.A2" office:value-type="string">
            <text:p text:style-name="P1">SiCl<text:span text:style-name="T3">3(s)</text:span> + Cl<text:span text:style-name="T3">2</text:span><text:span text:style-name="T7">+</text:span> → SiCl<text:span text:style-name="T3">3(g)</text:span> + Cl<text:span text:style-name="T3">2</text:span><text:span text:style-name="T7">*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5">0.25</text:p>
          </table:table-cell>
          <table:table-cell table:style-name="Table1.A2" office:value-type="string">
            <text:p text:style-name="P6">C</text:p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">2<text:span text:style-name="T1">0</text:span>. </text:p>
          </table:table-cell>
          <table:table-cell table:style-name="Table1.A2" office:value-type="string">
            <text:p text:style-name="P1">SiCl<text:span text:style-name="T3">3(s)</text:span> + Cl<text:span text:style-name="T3">2</text:span><text:span text:style-name="T7">+</text:span> → SiCl<text:span text:style-name="T3">4(g)</text:span> + Cl*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5">0.25</text:p>
          </table:table-cell>
          <table:table-cell table:style-name="Table1.A2" office:value-type="string">
            <text:p text:style-name="P6">C</text:p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1">21. </text:p>
          </table:table-cell>
          <table:table-cell table:style-name="Table1.A2" office:value-type="string">
            <text:p text:style-name="P11">R<text:span text:style-name="T3">(s)</text:span> + Cl<text:span text:style-name="T3">2</text:span><text:span text:style-name="T7">+</text:span> → R<text:span text:style-name="T3">(g)</text:span> + Cl<text:span text:style-name="T3">2</text:span><text:span text:style-name="T7">*</text:span>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6">15</text:p>
          </table:table-cell>
          <table:table-cell table:style-name="Table1.A2" office:value-type="string">
            <text:p text:style-name="P16">0.01</text:p>
          </table:table-cell>
          <table:table-cell table:style-name="Table1.A2" office:value-type="string">
            <text:p text:style-name="P16">P</text:p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3">Ar<text:span text:style-name="T7">+</text:span> ion reaction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G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><text:span text:style-name="T1">22</text:span>. </text:p>
          </table:table-cell>
          <table:table-cell table:style-name="Table1.A2" office:value-type="string">
            <text:p text:style-name="P1">Si<text:span text:style-name="T3">(s)</text:span> + Ar<text:span text:style-name="T7">+</text:span> → Si<text:span text:style-name="T3">(g)</text:span> + Ar<text:span text:style-name="T7">*</text:span>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>25</text:p>
          </table:table-cell>
          <table:table-cell table:style-name="Table1.A2" office:value-type="string">
            <text:p text:style-name="P5">0.05</text:p>
          </table:table-cell>
          <table:table-cell table:style-name="Table1.A2" office:value-type="string">
            <text:p text:style-name="P6">P</text:p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"><text:span text:style-name="T1">23</text:span>. </text:p>
          </table:table-cell>
          <table:table-cell table:style-name="Table1.A2" office:value-type="string">
            <text:p text:style-name="P1">SiCl<text:span text:style-name="T3">(s)</text:span> + Ar<text:span text:style-name="T7">+</text:span> → SiCl<text:span text:style-name="T3">(g)</text:span> + Ar<text:span text:style-name="T7">*</text:span>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5">0.20</text:p>
          </table:table-cell>
          <table:table-cell table:style-name="Table1.A2" office:value-type="string">
            <text:p text:style-name="P6">C</text:p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"><text:span text:style-name="T1">24</text:span>. </text:p>
          </table:table-cell>
          <table:table-cell table:style-name="Table1.A2" office:value-type="string">
            <text:p text:style-name="P1">SiCl<text:span text:style-name="T3">2(s)</text:span> + Ar<text:span text:style-name="T7">+</text:span> → SiCl<text:span text:style-name="T3">2(g)</text:span> + Ar<text:span text:style-name="T7">*</text:span>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5">0.50</text:p>
          </table:table-cell>
          <table:table-cell table:style-name="Table1.A2" office:value-type="string">
            <text:p text:style-name="P6">C</text:p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"><text:span text:style-name="T1">25</text:span>.</text:p>
          </table:table-cell>
          <table:table-cell table:style-name="Table1.A2" office:value-type="string">
            <text:p text:style-name="P1">SiCl<text:span text:style-name="T3">3(s)</text:span> + Ar<text:span text:style-name="T7">+</text:span> → SiCl<text:span text:style-name="T3">3(g)</text:span> + Ar<text:span text:style-name="T7">*</text:span>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5">0.50</text:p>
          </table:table-cell>
          <table:table-cell table:style-name="Table1.A2" office:value-type="string">
            <text:p text:style-name="P6">C</text:p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2">26.</text:p>
          </table:table-cell>
          <table:table-cell table:style-name="Table1.A2" office:value-type="string">
            <text:p text:style-name="P12">R<text:span text:style-name="T3">(s)</text:span> + Ar<text:span text:style-name="T7">+</text:span> → R<text:span text:style-name="T3">(g)</text:span> + Ar<text:span text:style-name="T7">*</text:span>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8">15</text:p>
          </table:table-cell>
          <table:table-cell table:style-name="Table1.A2" office:value-type="string">
            <text:p text:style-name="P18">0.01</text:p>
          </table:table-cell>
          <table:table-cell table:style-name="Table1.A2" office:value-type="string">
            <text:p text:style-name="P18">P</text:p>
          </table:table-cell>
          <table:table-cell table:style-name="Table1.G2" office:value-type="string">
            <text:p text:style-name="P7"/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2T19:12:16.746332585</meta:creation-date>
    <dc:date>2020-09-09T14:21:19.579512863</dc:date>
    <meta:editing-duration>PT2H45M56S</meta:editing-duration>
    <meta:editing-cycles>7</meta:editing-cycles>
    <meta:generator>LibreOffice/6.1.6.3$Linux_X86_64 LibreOffice_project/10$Build-3</meta:generator>
    <meta:document-statistic meta:table-count="1" meta:image-count="0" meta:object-count="0" meta:page-count="2" meta:paragraph-count="122" meta:word-count="273" meta:character-count="1067" meta:non-whitespace-character-count="895"/>
  </office:meta>
</office:document-meta>
</file>